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12">
      <style:paragraph-properties fo:line-height="150%"/>
      <style:text-properties style:font-name="Arial" style:font-name-asian="Arial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</style:style>
    <style:style style:name="P3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3">---------------------------------------------------------------------------</text:p>
      <text:p text:style-name="P9">res free# JVEMV6 37#12.4_1 / 37. miscs / 12. programming / 4. cake_ifm11-with-php / <text:s/>20200108_094400</text:p>
      <text:p text:style-name="P9"/>
      <text:p text:style-name="P3">[do] <text:span text:style-name="T1">#_ </text:span></text:p>
      <text:list xml:id="list2165173703436379974" text:style-name="L1">
        <text:list-item>
          <text:p text:style-name="P16">REVIEW</text:p>
        </text:list-item>
        <text:list-item>
          <text:p text:style-name="P16">TASK-1 : setup → cake</text:p>
          <text:list>
            <text:list-item>
              <text:p text:style-name="P16">T-1.1</text:p>
              <text:list>
                <text:list-item>
                  <text:p text:style-name="P12">start : C:\WORKS_2\Programs\eclipse\eclipse_luna_php</text:p>
                </text:list-item>
                <text:list-item>
                  <text:p text:style-name="P12"><text:span text:style-name="T1">#_ </text:span>eclipse ==&gt; new task</text:p>
                  <text:list>
                    <text:list-item>
                      <text:p text:style-name="P12">37#12_programming/4_cake_ifm11-with-php/1~</text:p>
                    </text:list-item>
                  </text:list>
                </text:list-item>
                <text:list-item>
                  <text:p text:style-name="P12"><text:span text:style-name="T1">#_ </text:span>DUP : controller : FxAdminController.php </text:p>
                  <text:list>
                    <text:list-item>
                      <text:p text:style-name="P16">==&gt; IfmController.php</text:p>
                    </text:list-item>
                  </text:list>
                </text:list-item>
                <text:list-item>
                  <text:p text:style-name="P16"><text:span text:style-name="T1">#_ </text:span>edit</text:p>
                  <text:list>
                    <text:list-item>
                      <text:p text:style-name="P16">class name</text:p>
                    </text:list-item>
                    <text:list-item>
                      <text:p text:style-name="P16">index()</text:p>
                    </text:list-item>
                  </text:list>
                </text:list-item>
                <text:list-item>
                  <text:p text:style-name="P16">TEST : browse ==&gt; should error</text:p>
                  <text:list>
                    <text:list-item>
                      <text:p text:style-name="P16">==&gt; OK</text:p>
                      <text:list>
                        <text:list-item>
                          <text:p text:style-name="P16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T-1.2 : view</text:p>
              <text:list>
                <text:list-item>
                  <text:p text:style-name="P16">DUP : C:\WORKS_2\WS\Eclipse_Luna\Cake_IFM11\app\View\FxAdmin</text:p>
                  <text:list>
                    <text:list-item>
                      <text:p text:style-name="P16">==&gt; Ifm</text:p>
                    </text:list-item>
                    <text:list-item>
                      <text:p text:style-name="P16">edit file ==&gt; index.ctp</text:p>
                    </text:list-item>
                    <text:list-item>
                      <text:p text:style-name="P16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2 : javascript </text:p>
          <text:list>
            <text:list-item>
              <text:p text:style-name="P16">javascript : lib_ifm.js // <text:soft-page-break/>C:\WORKS_2\WS\Eclipse_Luna\Cake_IFM11\app\webroot\js\</text:p>
              <text:list>
                <text:list-item>
                  <text:p text:style-name="P16">DUP</text:p>
                </text:list-item>
                <text:list-item>
                  <text:p text:style-name="P16">edit</text:p>
                </text:list-item>
                <text:list-item>
                  <text:p text:style-name="P16">view ==&gt; new line</text:p>
                  <text:list>
                    <text:list-item>
                      <text:p text:style-name="P16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3 : view : index</text:p>
          <text:list>
            <text:list-item>
              <text:list>
                <text:list-item>
                  <text:p text:style-name="P16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6">T-3.1</text:p>
              <text:list>
                <text:list-item>
                  <text:p text:style-name="P16">view : table, tr, td</text:p>
                </text:list-item>
                <text:list-item>
                  <text:p text:style-name="P16">css : new FILE :</text:p>
                  <text:list>
                    <text:list-item>
                      <text:p text:style-name="P16">DUP : libfx.css ==&gt; lib_ifm.css</text:p>
                    </text:list-item>
                    <text:list-item>
                      <text:p text:style-name="P16">view ==&gt; new line</text:p>
                    </text:list-item>
                  </text:list>
                </text:list-item>
              </text:list>
            </text:list-item>
            <text:list-item>
              <text:p text:style-name="P16">T-3.2 : more tags</text:p>
              <text:list>
                <text:list-item>
                  <text:p text:style-name="P16">“&lt;div id="div_IM_Update_Date"&gt;”</text:p>
                </text:list-item>
                <text:list-item>
                  <text:p text:style-name="P16">css : “div_IM_Update_Date”</text:p>
                </text:list-item>
                <text:list-item>
                  <text:p text:style-name="P16">TEST ==&gt; OK</text:p>
                </text:list-item>
                <text:list-item>
                  <text:p text:style-name="P16">css : “ipt_Ifm_Index_Input_Area”</text:p>
                </text:list-item>
              </text:list>
            </text:list-item>
            <text:list-item>
              <text:p text:style-name="P16">T-3.3: tag : table entries</text:p>
              <text:list>
                <text:list-item>
                  <text:p text:style-name="P16">“div_Ifm_Index_Actions__Entries”</text:p>
                </text:list-item>
                <text:list-item>
                  <text:p text:style-name="P16">edit ==&gt; python codes → to php lines</text:p>
                </text:list-item>
                <text:list-item>
                  <text:p text:style-name="P16">controller : dummy array → $lo_Commands</text:p>
                </text:list-item>
                <text:list-item>
                  <text:p text:style-name="P16">css for ==&gt; “tbl_Im_Actions” ==&gt; OK</text:p>
                </text:list-item>
                <text:list-item>
                  <text:p text:style-name="P16">css for ==&gt; “bt_Basic_2_Size20” 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4610355701857473282" text:style-name="L2">
        <text:list-item>
          <text:p text:style-name="P17">TASK</text:p>
          <text:list>
            <text:list-item>
              <text:p text:style-name="P17">button actions</text:p>
              <text:list>
                <text:list-item>
                  <text:p text:style-name="P17"><text:soft-page-break/>ref : “ &lt;td id="td_Label_1" name="1) change_file_names.bat"&gt;”</text:p>
                  <text:list>
                    <text:list-item>
                      <text:p text:style-name="P17"><text:a xlink:type="simple" xlink:href="http://127.0.0.1:8000/im/" text:style-name="Internet_20_link" text:visited-style-name="Visited_20_Internet_20_Link">http://127.0.0.1:8000/im/</text:a> </text:p>
                    </text:list-item>
                    <text:list-item>
                      <text:p text:style-name="P17">C:\WORKS_2\WS\WS_Others.prog\prog\D-7\2_2\VIRTUAL\Admin_Projects\im\templates\im\partials\index_table.html</text:p>
                      <text:list>
                        <text:list-item>
                          <text:p text:style-name="P17">&lt;!-- 20200108_104300:tmp --&gt;</text:p>
                        </text:list-item>
                      </text:list>
                    </text:list-item>
                  </text:list>
                </text:list-item>
                <text:list-item>
                  <text:p text:style-name="P17">js file : //_20200108_104219:next</text:p>
                </text:list-item>
                <text:list-item>
                  <text:p text:style-name="P17"/>
                </text:list-item>
              </text:list>
            </text:list-item>
          </text:list>
        </text:list-item>
      </text:list>
      <text:p text:style-name="P3">[further]</text:p>
      <text:list xml:id="list3506906868557647663" text:style-name="L3">
        <text:list-item>
          <text:p text:style-name="P18"/>
        </text:list-item>
      </text:list>
      <text:p text:style-name="P11"><text:line-break/><text:span text:style-name="T2">[/ 20200108_105046]</text:span></text:p>
      <text:p text:style-name="P11"/>
      <text:p text:style-name="P7"/>
      <text:p text:style-name="P3"><text:span text:style-name="T3">1</text:span>---------------------------------------------------------------------------</text:p>
      <text:p text:style-name="P9">res free# JVEMV6 37#12.4_2 / 37. miscs / 12. programming / 4. cake_ifm11-with-php / <text:s/>20200108_130621</text:p>
      <text:p text:style-name="P9"/>
      <text:p text:style-name="P3">[do] <text:span text:style-name="T1">#_ </text:span></text:p>
      <text:list xml:id="list4986760354096353498" text:style-name="L4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button actions</text:p>
                  <text:list>
                    <text:list-item>
                      <text:p text:style-name="P19">ref : “ &lt;td id="td_Label_1" name="1) change_file_names.bat"&gt;”</text:p>
                      <text:list>
                        <text:list-item>
                          <text:p text:style-name="P19"><text:a xlink:type="simple" xlink:href="http://127.0.0.1:8000/im/" text:style-name="Internet_20_link" text:visited-style-name="Visited_20_Internet_20_Link">http://127.0.0.1:8000/im/</text:a> </text:p>
                        </text:list-item>
                        <text:list-item>
                          <text:p text:style-name="P19">C:\WORKS_2\WS\WS_Others.prog\prog\D-7\2_2\VIRTUAL\Admin_Projects\im\templates\im\partials\index_table.html</text:p>
                        </text:list-item>
                        <text:list-item>
                          <text:p text:style-name="P19">&lt;!-- 20200108_104300:tmp --&gt;</text:p>
                        </text:list-item>
                      </text:list>
                    </text:list-item>
                    <text:list-item>
                      <text:p text:style-name="P19">js file : //_20200108_104219:next</text:p>
                    </text:list-item>
                  </text:list>
                </text:list-item>
              </text:list>
            </text:list-item>
            <text:list-item>
              <text:p text:style-name="P19"><text:soft-page-break/>T-1.1</text:p>
              <text:list>
                <text:list-item>
                  <text:p text:style-name="P19">new FUNC : “ifm_Actions()” (php)</text:p>
                  <text:list>
                    <text:list-item>
                      <text:p text:style-name="P19"><text:span text:style-name="T1">#_ </text:span>sig</text:p>
                    </text:list-item>
                    <text:list-item>
                      <text:p text:style-name="P19"><text:span text:style-name="T1">#_ </text:span>labels</text:p>
                    </text:list-item>
                    <text:list-item>
                      <text:p text:style-name="P19"><text:span text:style-name="T1">%_ </text:span>caller</text:p>
                    </text:list-item>
                    <text:list-item>
                      <text:p text:style-name="P19"><text:span text:style-name="T1">#_ </text:span>edit</text:p>
                      <text:list>
                        <text:list-item>
                          <text:p text:style-name="P19">layout view</text:p>
                        </text:list-item>
                      </text:list>
                    </text:list-item>
                    <text:list-item>
                      <text:p text:style-name="P19"><text:span text:style-name="T1">#_ </text:span>eigen view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  <text:list-item>
              <text:p text:style-name="P19">T-1.2 : javascript</text:p>
              <text:list>
                <text:list-item>
                  <text:p text:style-name="P19">new FUNC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<text:span text:style-name="T1">#_ </text:span>“alert”</text:p>
                    </text:list-item>
                  </text:list>
                </text:list-item>
                <text:list-item>
                  <text:p text:style-name="P19"><text:span text:style-name="T1">#_ </text:span>ctp</text:p>
                  <text:list>
                    <text:list-item>
                      <text:p text:style-name="P19"><text:span text:style-name="T1">#_ </text:span>add attrib ==&gt; “onclick”</text:p>
                    </text:list-item>
                  </text:list>
                </text:list-item>
                <text:list-item>
                  <text:p text:style-name="P19">TEST ==&gt; OK</text:p>
                </text:list-item>
                <text:list-item>
                  <text:p text:style-name="P19">js : edit</text:p>
                  <text:list>
                    <text:list-item>
                      <text:p text:style-name="P19">ajax lines</text:p>
                    </text:list-item>
                  </text:list>
                </text:list-item>
                <text:list-item>
                  <text:p text:style-name="P19">TEST ==&gt; OK</text:p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list>
                <text:list-item>
                  <text:p text:style-name="P19">action list ==&gt; update</text:p>
                </text:list-item>
              </text:list>
            </text:list-item>
            <text:list-item>
              <text:p text:style-name="P19">T-2.1</text:p>
              <text:list>
                <text:list-item>
                  <text:p text:style-name="P19">php : array</text:p>
                  <text:list>
                    <text:list-item>
                      <text:p text:style-name="P19">CODE</text:p>
                      <text:list>
                        <text:list-item>
                          <text:p text:style-name="P19">C/P : C:\WORKS_2\WS\WS_Others.prog\prog\D-7\2_2\VIRTUAL\Admin_Projects\im\libs_im\cons_im.py</text:p>
                        </text:list-item>
                      </text:list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  <text:list-item>
              <text:p text:style-name="P19"><text:soft-page-break/><text:span text:style-name="T1">#_ </text:span>SEG-1 : button → change colors</text:p>
              <text:list>
                <text:list-item>
                  <text:p text:style-name="P19">css : “button.bt_Basic_2_Size20:hover”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<text:span text:style-name="T1">#_ </text:span>SEG-2 : button click ==&gt; entry → change bg color</text:p>
              <text:list>
                <text:list-item>
                  <text:p text:style-name="P19">S-2.1</text:p>
                  <text:list>
                    <text:list-item>
                      <text:p text:style-name="P19">ref : js file → main.js // C:\WORKS_2\WS\WS_Others.prog\prog\D-7\2_2\VIRTUAL\Admin_Projects\mm\static\mm\js\</text:p>
                      <text:list>
                        <text:list-item>
                          <text:p text:style-name="P19">//_20200108_134329:ref</text:p>
                        </text:list-item>
                      </text:list>
                    </text:list-item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3 : js ==&gt; dispatch</text:p>
          <text:list>
            <text:list-item>
              <text:p text:style-name="P19">T-3.1</text:p>
              <text:list>
                <text:list-item>
                  <text:p text:style-name="P19">section “validate : update date”</text:p>
                  <text:list>
                    <text:list-item>
                      <text:p text:style-name="P19">C/P</text:p>
                    </text:list-item>
                    <text:list-item>
                      <text:p text:style-name="P19">edit : change id string</text:p>
                    </text:list-item>
                  </text:list>
                </text:list-item>
                <text:list-item>
                  <text:p text:style-name="P19">TEST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3.1 : “return : if set to white”</text:p>
              <text:list>
                <text:list-item>
                  <text:p text:style-name="P19">==&gt; OK</text:p>
                </text:list-item>
              </text:list>
            </text:list-item>
            <text:list-item>
              <text:p text:style-name="P19">T-3.2 : set “param”</text:p>
              <text:list>
                <text:list-item>
                  <text:p text:style-name="P19">cont : ifm_Actions</text:p>
                </text:list-item>
                <text:list-item>
                  <text:p text:style-name="P19">TEST ==&gt; OK (<text:a xlink:type="simple" xlink:href="http://localhost/Eclipse_Luna/Cake_IFM11/ifm/ifm_actions?action=yes" text:style-name="Internet_20_link" text:visited-style-name="Visited_20_Internet_20_Link">http://localhost/Eclipse_Luna/Cake_IFM11/ifm/ifm_actions?action=yes</text:a> )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5814356086894310029" text:style-name="L5">
        <text:list-item>
          <text:p text:style-name="P20">TASK</text:p>
          <text:list>
            <text:list-item>
              <text:p text:style-name="P20">dispatch</text:p>
            </text:list-item>
            <text:list-item>
              <text:p text:style-name="P20">//_20200108_142438:next (cont)</text:p>
            </text:list-item>
          </text:list>
        </text:list-item>
      </text:list>
      <text:p text:style-name="P3">[further]</text:p>
      <text:list xml:id="list3151922729110198504" text:style-name="L6">
        <text:list-item>
          <text:p text:style-name="P21"><text:soft-page-break/></text:p>
        </text:list-item>
      </text:list>
      <text:p text:style-name="P11"><text:line-break/><text:span text:style-name="T2">[/ XXX]</text:span></text:p>
      <text:p text:style-name="P11"/>
      <text:p text:style-name="P7"/>
      <text:p text:style-name="P3"><text:span text:style-name="T3">2</text:span>---------------------------------------------------------------------------</text:p>
      <text:p text:style-name="P9">res free# JVEMV6 37#12.4_3 / 37. miscs / 12. programming / 4. cake_ifm11-with-php / <text:s/>XXXX</text:p>
      <text:p text:style-name="P9"/>
      <text:p text:style-name="P3">[do] <text:span text:style-name="T1">#_ </text:span></text:p>
      <text:list xml:id="list6512387337545203164" text:style-name="L13">
        <text:list-item>
          <text:p text:style-name="P26">REVIEW</text:p>
        </text:list-item>
        <text:list-item>
          <text:p text:style-name="P26">TASK-1</text:p>
          <text:list>
            <text:list-item>
              <text:list>
                <text:list-item>
                  <text:p text:style-name="P32"><text:span text:style-name="T7">dispatch</text:span></text:p>
                </text:list-item>
                <text:list-item>
                  <text:p text:style-name="P32"><text:span text:style-name="T7">//_20200108_142438:next (cont)</text:span></text:p>
                </text:list-item>
              </text:list>
            </text:list-item>
            <text:list-item>
              <text:p text:style-name="P32"><text:span text:style-name="T7">T-1.1</text:span></text:p>
              <text:list>
                <text:list-item>
                  <text:p text:style-name="P26">constants, views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817464604286851297" text:style-name="L7">
        <text:list-item>
          <text:p text:style-name="P22">TASK</text:p>
          <text:list>
            <text:list-item>
              <text:p text:style-name="P22">dispatch : new FUNC ==&gt; “ifm_Actions__0_1()”</text:p>
              <text:list>
                <text:list-item>
                  <text:p text:style-name="P22">//_20200109_093814:next</text:p>
                </text:list-item>
              </text:list>
            </text:list-item>
          </text:list>
        </text:list-item>
      </text:list>
      <text:p text:style-name="P3">[further]</text:p>
      <text:list xml:id="list8923544698085124495" text:style-name="L8">
        <text:list-item>
          <text:p text:style-name="P23"/>
        </text:list-item>
      </text:list>
      <text:p text:style-name="P11"><text:line-break/><text:span text:style-name="T2">[/ XXX]</text:span></text:p>
      <text:p text:style-name="P11"/>
      <text:p text:style-name="P7">@@@</text:p>
      <text:p text:style-name="P3"><text:span text:style-name="T3">3</text:span>---------------------------------------------------------------------------</text:p>
      <text:p text:style-name="P9"><text:soft-page-break/>res free# JVEMV6 37#12.4_XX / 37. miscs / 12. programming / 4. cake_ifm11-with-php / <text:s/>XXXX</text:p>
      <text:p text:style-name="P9"/>
      <text:p text:style-name="P3">[do] <text:span text:style-name="T1">#_ </text:span></text:p>
      <text:list xml:id="list29629764" text:continue-list="list2165173703436379974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5174733108801532492" text:style-name="L14">
        <text:list-item>
          <text:p text:style-name="P27">TASK</text:p>
        </text:list-item>
      </text:list>
      <text:p text:style-name="P3">[further]</text:p>
      <text:list xml:id="list5748869279658453290" text:style-name="L15">
        <text:list-item>
          <text:p text:style-name="P28"/>
        </text:list-item>
      </text:list>
      <text:p text:style-name="P11"><text:line-break/><text:span text:style-name="T2">[/ XXX]</text:span></text:p>
      <text:p text:style-name="P11"/>
      <text:p text:style-name="P11"/>
      <text:p text:style-name="P6"/>
      <text:p text:style-name="P2"/>
      <text:p text:style-name="P2"/>
      <text:p text:style-name="P2">------------------------------------------------ [TEMPLATE] 20191224_144528</text:p>
      <text:p text:style-name="P3">---------------------------------------------------------------------------</text:p>
      <text:p text:style-name="P9">res free# JVEMV6 37#12.4_XX / 37. miscs / 12. programming / 4. cake_ifm11-with-php / <text:s/>XXXX</text:p>
      <text:p text:style-name="P9"/>
      <text:p text:style-name="P3">[do] <text:span text:style-name="T1">#_ </text:span></text:p>
      <text:list xml:id="list29608207" text:continue-list="list29629764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1717032062640827856" text:style-name="L9">
        <text:list-item>
          <text:p text:style-name="P24">TASK</text:p>
        </text:list-item>
      </text:list>
      <text:p text:style-name="P3"><text:soft-page-break/>[further]</text:p>
      <text:list xml:id="list2631284841516564688" text:style-name="L10">
        <text:list-item>
          <text:p text:style-name="P25"/>
        </text:list-item>
      </text:list>
      <text:p text:style-name="P11"><text:line-break/><text:span text:style-name="T2">[/ XXX]</text:span></text:p>
      <text:p text:style-name="P11"/>
      <text:p text:style-name="P11"/>
      <text:p text:style-name="P11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3632114865735407764" text:style-name="L11">
        <text:list-item>
          <text:p text:style-name="P2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29617781" text:continue-numbering="true" text:style-name="L11">
        <text:list-item>
          <text:p text:style-name="P29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6846369207949551257" text:style-name="L12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29622054" text:continue-numbering="true" text:style-name="L12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ext:soft-page-break/>
        <table:table-row>
          <table:table-cell table:style-name="表10.A2" office:value-type="string">
            <text:p text:style-name="P10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0"/>
          </table:table-cell>
        </table:table-row>
      </table:table>
      <text:list xml:id="list29628643" text:continue-numbering="true" text:style-name="L12">
        <text:list-item>
          <text:p text:style-name="P13">move “<text:span text:style-name="T4">@@@</text:span>”</text:p>
        </text:list-item>
        <text:list-item>
          <text:p text:style-name="P30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7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9T09:40:29.74</dc:date>
    <dc:creator>iwabuchi ken</dc:creator>
    <meta:editing-duration>PT16H22M21S</meta:editing-duration>
    <meta:editing-cycles>50</meta:editing-cycles>
    <meta:generator>OpenOffice/4.1.3$Win32 OpenOffice.org_project/413m1$Build-9783</meta:generator>
    <meta:document-statistic meta:table-count="3" meta:image-count="0" meta:object-count="0" meta:page-count="9" meta:paragraph-count="173" meta:word-count="684" meta:character-count="4980"/>
  </office:meta>
</office:document-meta>
</file>